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s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p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base) represent: 49, 104, 89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5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12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:</text:p>
      <text:p text:style-name="Text_20_body">Ask user to enter a lowercase character.</text:p>
      <text:list text:style-name="L2">
        <text:list-item>
          <text:p text:style-name="P19">First check that the alphabet is within a - z range</text:p>
        </text:list-item>
        <text:list-item>
          <text:p text:style-name="P19">if it is not, display “not a lowercase character”</text:p>
        </text:list-item>
        <text:list-item>
          <text:p text:style-name="P19">if it is, perform the following steps:</text:p>
          <text:list text:style-name="L3">
            <text:list-item>
              <text:p text:style-name="P20">if user enters letter n, display “You entered n”</text:p>
            </text:list-item>
            <text:list-item>
              <text:p text:style-name="P20">if the character occurs before n in the alphabet, display “Before n”</text:p>
            </text:list-item>
            <text:list-item>
              <text:p text:style-name="P20">if the character occurs after n in the alphabet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5">
        <text:list-item>
          <text:p text:style-name="P22">Ask the user for a character,</text:p>
        </text:list-item>
        <text:list-item>
          <text:p text:style-name="P22">Display on the screen “The user said yes” if the user entered “Y” or “y”,</text:p>
        </text:list-item>
        <text:list-item>
          <text:p text:style-name="P22">Display on the screen “The user said no” if the user entered “N” or “n”,</text:p>
        </text:list-item>
        <text:list-item>
          <text:p text:style-name="P22">Display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9Z</meta:creation-date>
    <dc:date>2021-06-30T19:52:49Z</dc:date>
    <meta:user-defined meta:name="date" meta:value-type="string">June  30, 2021 (03:5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